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EGA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/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MENT ACCUMULATO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REMENT ACCUMULATOR</text:p>
          </table:table-cell>
          <table:table-cell table:number-columns-repeated="16378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08:27:08.353457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8T11:48:59.901167923</dc:date>
    <meta:editing-duration>PT11H44M47S</meta:editing-duration>
    <meta:editing-cycles>24</meta:editing-cycles>
    <meta:generator>LibreOffice/24.2.4.2$Linux_X86_64 LibreOffice_project/420$Build-2</meta:generator>
    <meta:document-statistic meta:table-count="1" meta:cell-count="798" meta:object-count="0"/>
  </office:meta>
</office:document-meta>
</file>